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="none" draw:fill-color="#729fcf" draw:textarea-horizontal-align="justify" draw:textarea-vertical-align="middle" draw:auto-grow-height="false" fo:min-height="1.194cm" fo:min-width="3.033cm"/>
      <style:paragraph-properties style:writing-mode="lr-tb"/>
    </style:style>
    <style:style style:name="gr2" style:family="graphic" style:parent-style-name="standard">
      <style:graphic-properties svg:stroke-color="#111111" draw:fill="none" draw:fill-color="#729fcf" draw:textarea-horizontal-align="justify" draw:textarea-vertical-align="middle" draw:auto-grow-height="false" fo:min-height="0.431cm" fo:min-width="0.929cm"/>
      <style:paragraph-properties style:writing-mode="lr-tb"/>
    </style:style>
    <style:style style:name="gr3" style:family="graphic" style:parent-style-name="standard">
      <style:graphic-properties svg:stroke-color="#111111" draw:fill="none" draw:fill-color="#729fcf" draw:textarea-horizontal-align="justify" draw:textarea-vertical-align="middle" draw:auto-grow-height="false" fo:min-height="0.431cm" fo:min-width="0.928cm"/>
      <style:paragraph-properties style:writing-mode="lr-tb"/>
    </style:style>
    <style:style style:name="gr4" style:family="graphic" style:parent-style-name="standard">
      <style:graphic-properties svg:stroke-color="#111111" draw:fill="none" draw:fill-color="#729fcf" draw:textarea-horizontal-align="justify" draw:textarea-vertical-align="middle" draw:auto-grow-height="false" fo:min-height="0.43cm" fo:min-width="0.929cm"/>
      <style:paragraph-properties style:writing-mode="lr-tb"/>
    </style:style>
    <style:style style:name="gr5" style:family="graphic" style:parent-style-name="objectwithoutfill">
      <style:graphic-properties svg:stroke-color="#111111" draw:fill="none" draw:fill-color="#729fcf" draw:textarea-vertical-align="middle"/>
    </style:style>
    <style:style style:name="gr6" style:family="graphic" style:parent-style-name="standard">
      <style:graphic-properties svg:stroke-color="#111111" draw:fill="none" draw:fill-color="#729fcf" draw:textarea-horizontal-align="justify" draw:textarea-vertical-align="middle" draw:auto-grow-height="false" fo:min-height="1.193cm" fo:min-width="3.033cm"/>
      <style:paragraph-properties style:writing-mode="lr-tb"/>
    </style:style>
    <style:style style:name="gr7" style:family="graphic" style:parent-style-name="standard">
      <style:graphic-properties svg:stroke-color="#111111" draw:fill="none" draw:fill-color="#729fcf" draw:textarea-horizontal-align="justify" draw:textarea-vertical-align="middle" draw:auto-grow-height="false" fo:min-height="0.43cm" fo:min-width="0.215cm"/>
      <style:paragraph-properties style:writing-mode="lr-tb"/>
    </style:style>
    <style:style style:name="gr8" style:family="graphic" style:parent-style-name="standard">
      <style:graphic-properties svg:stroke-color="#111111" draw:fill="none" draw:fill-color="#729fcf" draw:textarea-horizontal-align="justify" draw:textarea-vertical-align="middle" draw:auto-grow-height="false" fo:min-height="1.195cm" fo:min-width="3.033cm"/>
      <style:paragraph-properties style:writing-mode="lr-tb"/>
    </style:style>
    <style:style style:name="gr9" style:family="graphic" style:parent-style-name="standard">
      <style:graphic-properties svg:stroke-color="#111111" draw:fill="none" draw:fill-color="#729fcf" draw:textarea-horizontal-align="justify" draw:textarea-vertical-align="middle" draw:auto-grow-height="false" fo:min-height="0.473cm" fo:min-width="0.258cm"/>
      <style:paragraph-properties style:writing-mode="lr-tb"/>
    </style:style>
    <style:style style:name="gr10" style:family="graphic" style:parent-style-name="objectwithoutfill">
      <style:graphic-properties svg:stroke-color="#111111" draw:fill="none" draw:fill-color="#729fcf" draw:textarea-vertical-align="middle"/>
      <style:paragraph-properties style:writing-mode="lr-tb"/>
    </style:style>
    <style:style style:name="gr11" style:family="graphic" style:parent-style-name="standard">
      <style:graphic-properties svg:stroke-color="#111111" draw:fill="none" draw:fill-color="#729fcf" draw:textarea-horizontal-align="justify" draw:textarea-vertical-align="middle" draw:auto-grow-height="false" fo:min-height="0.713cm" fo:min-width="0.762cm"/>
      <style:paragraph-properties style:writing-mode="lr-tb"/>
    </style:style>
    <style:style style:name="gr12" style:family="graphic" style:parent-style-name="standard">
      <style:graphic-properties svg:stroke-color="#111111" draw:fill="none" draw:fill-color="#729fcf" draw:textarea-horizontal-align="justify" draw:textarea-vertical-align="middle" draw:auto-grow-height="false" fo:min-height="0.43cm" fo:min-width="0.93cm"/>
      <style:paragraph-properties style:writing-mode="lr-tb"/>
    </style:style>
    <style:style style:name="gr13" style:family="graphic" style:parent-style-name="standard">
      <style:graphic-properties svg:stroke-color="#111111" draw:fill="none" draw:fill-color="#729fcf" draw:textarea-horizontal-align="justify" draw:textarea-vertical-align="middle" draw:auto-grow-height="false" fo:min-height="1.195cm" fo:min-width="1.015cm"/>
      <style:paragraph-properties style:writing-mode="lr-tb"/>
    </style:style>
    <style:style style:name="gr14" style:family="graphic" style:parent-style-name="standard">
      <style:graphic-properties svg:stroke-color="#111111" draw:fill="none" draw:fill-color="#729fcf" draw:textarea-horizontal-align="justify" draw:textarea-vertical-align="middle" draw:auto-grow-height="false" fo:min-height="0.431cm" fo:min-width="0.93cm"/>
      <style:paragraph-properties style:writing-mode="lr-tb"/>
    </style:style>
    <style:style style:name="gr15" style:family="graphic" style:parent-style-name="objectwithoutfill">
      <style:graphic-properties svg:stroke-color="#111111" draw:fill="none" draw:textarea-vertical-align="middle"/>
    </style:style>
    <style:style style:name="gr16" style:family="graphic" style:parent-style-name="standard">
      <style:graphic-properties svg:stroke-color="#111111" draw:fill="none" draw:textarea-horizontal-align="justify" draw:textarea-vertical-align="middle" draw:auto-grow-height="false" fo:min-height="0.713cm" fo:min-width="0.51cm"/>
      <style:paragraph-properties style:writing-mode="lr-tb"/>
    </style:style>
    <style:style style:name="gr17" style:family="graphic" style:parent-style-name="objectwithoutfill">
      <style:graphic-properties svg:stroke-color="#111111" draw:fill="none" draw:textarea-vertical-align="middle"/>
      <style:paragraph-properties style:writing-mode="lr-tb"/>
    </style:style>
    <style:style style:name="gr18" style:family="graphic" style:parent-style-name="standard">
      <style:graphic-properties svg:stroke-color="#111111" draw:fill="none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 draw:fill-color="#729fcf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3.533cm" svg:height="1.444cm" svg:x="15.417cm" svg:y="1.805cm">
          <text:p text:style-name="P1">Peo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2.019cm" svg:height="0.963cm" svg:x="15.126cm" svg:y="0cm">
          <text:p text:style-name="P1">Phon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1" draw:id="id1" draw:layer="layout" svg:width="2.018cm" svg:height="0.963cm" svg:x="17.145cm" svg:y="0cm">
          <text:p text:style-name="P1">Addres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4" draw:id="id4" draw:layer="layout" svg:width="2.019cm" svg:height="0.962cm" svg:x="11.095cm" svg:y="0cm">
          <text:p text:style-name="P1">I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" draw:id="id6" draw:layer="layout" svg:width="2.019cm" svg:height="0.963cm" svg:x="13.114cm" svg:y="-0.001cm">
          <text:p text:style-name="P1">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7" draw:id="id7" draw:layer="layout" svg:width="2.019cm" svg:height="0.963cm" svg:x="21.181cm" svg:y="0cm">
          <text:p text:style-name="P1">DO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3" draw:id="id3" draw:layer="layout" svg:width="2.018cm" svg:height="0.963cm" svg:x="19.163cm" svg:y="0cm">
          <text:p text:style-name="P1">DO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18.154cm" svg:y1="0.963cm" svg:x2="17.183cm" svg:y2="1.805cm" draw:start-shape="id1" draw:start-glue-point="8" draw:end-shape="id2" svg:d="M18154 963l-971 842" svg:viewBox="0 0 972 843">
          <text:p/>
        </draw:connector>
        <draw:connector draw:style-name="gr5" draw:text-style-name="P2" draw:layer="layout" draw:type="line" svg:x1="20.172cm" svg:y1="0.963cm" svg:x2="17.183cm" svg:y2="1.805cm" draw:start-shape="id3" draw:start-glue-point="8" draw:end-shape="id2" draw:end-glue-point="0" svg:d="M20172 963l-2989 842" svg:viewBox="0 0 2990 843">
          <text:p/>
        </draw:connector>
        <draw:connector draw:style-name="gr5" draw:text-style-name="P2" draw:layer="layout" draw:type="line" svg:x1="12.105cm" svg:y1="0.962cm" svg:x2="17.183cm" svg:y2="1.805cm" draw:start-shape="id4" draw:start-glue-point="8" draw:end-shape="id2" draw:end-glue-point="0" svg:d="M12105 962l5078 843" svg:viewBox="0 0 5079 844">
          <text:p/>
        </draw:connector>
        <draw:connector draw:style-name="gr5" draw:text-style-name="P2" draw:layer="layout" draw:type="line" svg:x1="16.136cm" svg:y1="0.963cm" svg:x2="17.183cm" svg:y2="1.805cm" draw:start-shape="id5" draw:start-glue-point="8" draw:end-shape="id2" draw:end-glue-point="0" svg:d="M16136 963l1047 842" svg:viewBox="0 0 1048 843">
          <text:p/>
        </draw:connector>
        <draw:connector draw:style-name="gr5" draw:text-style-name="P2" draw:layer="layout" draw:type="line" svg:x1="14.124cm" svg:y1="0.962cm" svg:x2="17.183cm" svg:y2="1.805cm" draw:start-shape="id6" draw:start-glue-point="8" draw:end-shape="id2" draw:end-glue-point="0" svg:d="M14124 962l3059 843" svg:viewBox="0 0 3060 844">
          <text:p/>
        </draw:connector>
        <draw:connector draw:style-name="gr5" draw:text-style-name="P2" draw:layer="layout" draw:type="line" svg:x1="21.476cm" svg:y1="0.822cm" svg:x2="17.183cm" svg:y2="1.805cm" draw:start-shape="id7" draw:start-glue-point="7" draw:end-shape="id2" draw:end-glue-point="0" svg:d="M21476 822l-4293 983" svg:viewBox="0 0 4294 984">
          <text:p/>
        </draw:connector>
        <draw:custom-shape draw:style-name="gr6" draw:text-style-name="P2" xml:id="id10" draw:id="id10" draw:layer="layout" svg:width="3.533cm" svg:height="1.443cm" svg:x="10.16cm" svg:y="5.542cm">
          <text:p text:style-name="P1">Memb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8" draw:id="id8" draw:layer="layout" svg:width="1.009cm" svg:height="0.962cm" svg:x="16.71cm" svg:y="3.71cm">
          <text:p text:style-name="P1">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3.533cm" svg:height="1.444cm" svg:x="18.057cm" svg:y="5.576cm">
          <text:p text:style-name="P1">Enem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7.719cm" svg:y1="4.191cm" svg:x2="19.823cm" svg:y2="5.576cm" draw:start-shape="id8" draw:start-glue-point="10" draw:end-shape="id9" draw:end-glue-point="0" svg:d="M17719 4191l2104 1385" svg:viewBox="0 0 2105 1386">
          <text:p/>
        </draw:connector>
        <draw:custom-shape draw:style-name="gr8" draw:text-style-name="P2" xml:id="id12" draw:id="id12" draw:layer="layout" svg:width="3.533cm" svg:height="1.445cm" svg:x="7.632cm" svg:y="11.715cm">
          <text:p text:style-name="P1">Ass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1" draw:id="id11" draw:layer="layout" svg:width="1.514cm" svg:height="1.445cm" svg:x="9.116cm" svg:y="8.89cm">
          <text:p text:style-name="P1">Ha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0" draw:text-style-name="P2" draw:layer="layout" draw:type="line" svg:x1="11.926cm" svg:y1="6.985cm" svg:x2="9.873cm" svg:y2="8.89cm" draw:start-shape="id10" draw:start-glue-point="2" draw:end-shape="id11" draw:end-glue-point="4" svg:d="M11926 6985l-2053 1905" svg:viewBox="0 0 2054 1906">
          <text:p text:style-name="P1"><text:s text:c="7"/>0..N</text:p>
        </draw:connector>
        <draw:connector draw:style-name="gr10" draw:text-style-name="P2" draw:layer="layout" draw:type="line" svg:x1="9.398cm" svg:y1="11.715cm" svg:x2="9.873cm" svg:y2="10.335cm" draw:start-shape="id12" draw:start-glue-point="0" draw:end-shape="id11" draw:end-glue-point="6" svg:d="M9398 11715l475-1380" svg:viewBox="0 0 476 1381">
          <text:p text:style-name="P1"><text:s text:c="7"/>0..1</text:p>
        </draw:connector>
        <draw:custom-shape draw:style-name="gr2" draw:text-style-name="P2" xml:id="id13" draw:id="id13" draw:layer="layout" svg:width="2.019cm" svg:height="0.963cm" svg:x="6.413cm" svg:y="13.642cm">
          <text:p text:style-name="P1">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14" draw:id="id14" draw:layer="layout" svg:width="2.018cm" svg:height="0.963cm" svg:x="8.432cm" svg:y="13.642cm">
          <text:p text:style-name="P1">Des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15" draw:id="id15" draw:layer="layout" svg:width="2.018cm" svg:height="0.963cm" svg:x="10.45cm" svg:y="13.642cm">
          <text:p text:style-name="P1">Usa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7.423cm" svg:y1="13.642cm" svg:x2="9.398cm" svg:y2="13.16cm" draw:start-shape="id13" draw:start-glue-point="4" draw:end-shape="id12" draw:end-glue-point="2" svg:d="M7423 13642l1975-482" svg:viewBox="0 0 1976 483">
          <text:p/>
        </draw:connector>
        <draw:connector draw:style-name="gr5" draw:text-style-name="P2" draw:layer="layout" draw:type="line" svg:x1="9.441cm" svg:y1="13.642cm" svg:x2="9.398cm" svg:y2="13.16cm" draw:start-shape="id14" draw:start-glue-point="4" draw:end-shape="id12" draw:end-glue-point="2" svg:d="M9441 13642l-43-482" svg:viewBox="0 0 44 483">
          <text:p/>
        </draw:connector>
        <draw:connector draw:style-name="gr5" draw:text-style-name="P2" draw:layer="layout" draw:type="line" svg:x1="11.459cm" svg:y1="13.642cm" svg:x2="9.398cm" svg:y2="13.16cm" draw:start-shape="id15" draw:start-glue-point="4" draw:end-shape="id12" draw:end-glue-point="2" svg:d="M11459 13642l-2061-482" svg:viewBox="0 0 2062 483">
          <text:p/>
        </draw:connector>
        <draw:custom-shape draw:style-name="gr11" draw:text-style-name="P2" xml:id="id16" draw:id="id16" draw:layer="layout" svg:width="2.524cm" svg:height="1.925cm" svg:x="14.605cm" svg:y="5.315cm">
          <text:p text:style-name="P1">Opponen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0" draw:text-style-name="P2" draw:layer="layout" draw:type="line" svg:x1="14.605cm" svg:y1="6.278cm" svg:x2="13.693cm" svg:y2="6.263cm" draw:start-shape="id16" draw:start-glue-point="5" draw:end-shape="id10" draw:end-glue-point="1" svg:d="M14605 6278l-912-15" svg:viewBox="0 0 913 16">
          <text:p text:style-name="P1">0..N</text:p>
        </draw:connector>
        <draw:connector draw:style-name="gr10" draw:text-style-name="P2" draw:layer="layout" draw:type="line" svg:x1="17.129cm" svg:y1="6.278cm" svg:x2="18.057cm" svg:y2="6.298cm" draw:start-shape="id16" draw:start-glue-point="7" draw:end-shape="id9" draw:end-glue-point="3" svg:d="M17129 6278l928 20" svg:viewBox="0 0 929 21">
          <text:p text:style-name="P1"><text:s text:c="7"/>0..N</text:p>
        </draw:connector>
        <draw:custom-shape draw:style-name="gr12" draw:text-style-name="P2" xml:id="id17" draw:id="id17" draw:layer="layout" svg:width="2.02cm" svg:height="0.962cm" svg:x="10.795cm" svg:y="3.483cm"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11.805cm" svg:y1="4.445cm" svg:x2="11.926cm" svg:y2="5.542cm" draw:start-shape="id17" draw:start-glue-point="8" draw:end-shape="id10" draw:end-glue-point="0" svg:d="M11805 4445l121 1097" svg:viewBox="0 0 122 1098">
          <text:p/>
        </draw:connector>
        <draw:custom-shape draw:style-name="gr3" draw:text-style-name="P2" xml:id="id46" draw:id="id46" draw:layer="layout" svg:width="2.018cm" svg:height="0.963cm" svg:x="14.492cm" svg:y="7.62cm"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8" draw:id="id18" draw:layer="layout" svg:width="2.019cm" svg:height="0.963cm" svg:x="16.51cm" svg:y="7.62cm">
          <text:p text:style-name="P1">En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15.867cm" svg:y1="7.24cm" svg:x2="16.805cm" svg:y2="7.761cm" draw:start-shape="id16" draw:start-glue-point="6" draw:end-shape="id18" draw:end-glue-point="5" svg:d="M15867 7240l938 521" svg:viewBox="0 0 939 522">
          <text:p/>
        </draw:connector>
        <draw:custom-shape draw:style-name="gr8" draw:text-style-name="P2" xml:id="id20" draw:id="id20" draw:layer="layout" svg:width="3.533cm" svg:height="1.445cm" svg:x="21.867cm" svg:y="1.73cm">
          <text:p text:style-name="P1">Link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" draw:id="id19" draw:layer="layout" svg:width="2.019cm" svg:height="0.963cm" svg:x="26.035cm" svg:y="1.577cm">
          <text:p text:style-name="P1">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1" draw:id="id21" draw:layer="layout" svg:width="2.019cm" svg:height="0.963cm" svg:x="26.035cm" svg:y="2.54cm">
          <text:p text:style-name="P1">Des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22" draw:id="id22" draw:layer="layout" svg:width="2.018cm" svg:height="0.963cm" svg:x="25.982cm" svg:y="3.482cm">
          <text:p text:style-name="P1">Typ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27.045cm" svg:y1="1.577cm" svg:x2="25.4cm" svg:y2="2.452cm" draw:start-shape="id19" draw:start-glue-point="4" draw:end-shape="id20" draw:end-glue-point="1" svg:d="M27045 1577l-1645 875" svg:viewBox="0 0 1646 876">
          <text:p/>
        </draw:connector>
        <draw:connector draw:style-name="gr5" draw:text-style-name="P2" draw:layer="layout" draw:type="line" svg:x1="27.045cm" svg:y1="2.54cm" svg:x2="25.4cm" svg:y2="2.452cm" draw:start-shape="id21" draw:start-glue-point="4" draw:end-shape="id20" draw:end-glue-point="1" svg:d="M27045 2540l-1645-88" svg:viewBox="0 0 1646 89">
          <text:p/>
        </draw:connector>
        <draw:connector draw:style-name="gr5" draw:text-style-name="P2" draw:layer="layout" draw:type="line" svg:x1="26.991cm" svg:y1="3.482cm" svg:x2="25.4cm" svg:y2="2.452cm" draw:start-shape="id22" draw:start-glue-point="4" draw:end-shape="id20" draw:end-glue-point="1" svg:d="M26991 3482l-1591-1030" svg:viewBox="0 0 1592 1031">
          <text:p/>
        </draw:connector>
        <draw:custom-shape draw:style-name="gr2" draw:text-style-name="P2" xml:id="id24" draw:id="id24" draw:layer="layout" svg:width="2.019cm" svg:height="0.963cm" svg:x="26.035cm" svg:y="0.635cm">
          <text:p text:style-name="P1">I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2" xml:id="id23" draw:id="id23" draw:layer="layout" svg:width="3.029cm" svg:height="2.889cm" svg:x="22.125cm" svg:y="4.096cm">
          <text:p text:style-name="P1">Participated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0" draw:text-style-name="P2" draw:layer="layout" draw:type="line" svg:x1="22.125cm" svg:y1="5.541cm" svg:x2="18.95cm" svg:y2="2.527cm" draw:start-shape="id23" draw:start-glue-point="5" draw:end-shape="id2" draw:end-glue-point="1" svg:d="M22125 5541l-3175-3014" svg:viewBox="0 0 3176 3015">
          <text:p text:style-name="P1">1..N<text:tab/></text:p>
        </draw:connector>
        <draw:connector draw:style-name="gr5" draw:text-style-name="P2" draw:layer="layout" draw:type="line" svg:x1="26.035cm" svg:y1="1.117cm" svg:x2="25.4cm" svg:y2="2.452cm" draw:start-shape="id24" draw:start-glue-point="6" draw:end-shape="id20" draw:end-glue-point="1" svg:d="M26035 1117l-635 1335" svg:viewBox="0 0 636 1336">
          <text:p/>
        </draw:connector>
        <draw:connector draw:style-name="gr10" draw:text-style-name="P2" draw:layer="layout" draw:type="line" svg:x1="23.64cm" svg:y1="4.096cm" svg:x2="23.633cm" svg:y2="3.175cm" draw:start-shape="id23" draw:start-glue-point="4" draw:end-shape="id20" draw:end-glue-point="2" svg:d="M23640 4096l-7-921" svg:viewBox="0 0 8 922">
          <text:p text:style-name="P1">0..N</text:p>
        </draw:connector>
        <draw:custom-shape draw:style-name="gr1" draw:text-style-name="P2" xml:id="id26" draw:id="id26" draw:layer="layout" svg:width="3.533cm" svg:height="1.444cm" svg:x="13.04cm" svg:y="11.791cm">
          <text:p text:style-name="P1">Par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27" draw:id="id27" draw:layer="layout" svg:width="2.02cm" svg:height="0.963cm" svg:x="14.845cm" svg:y="13.598cm">
          <text:p text:style-name="P1">Countr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25" draw:id="id25" draw:layer="layout" svg:width="2.02cm" svg:height="0.963cm" svg:x="12.825cm" svg:y="13.598cm">
          <text:p text:style-name="P1">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5" draw:text-style-name="P3" draw:layer="layout" draw:type="line" svg:x1="13.835cm" svg:y1="13.598cm" svg:x2="14.806cm" svg:y2="13.235cm" draw:start-shape="id25" draw:start-glue-point="4" draw:end-shape="id26" draw:end-glue-point="2" svg:d="M13835 13598l971-363" svg:viewBox="0 0 972 364">
          <text:p/>
        </draw:connector>
        <draw:connector draw:style-name="gr15" draw:text-style-name="P3" draw:layer="layout" draw:type="line" svg:x1="15.855cm" svg:y1="13.598cm" svg:x2="14.806cm" svg:y2="13.235cm" draw:start-shape="id27" draw:start-glue-point="4" draw:end-shape="id26" draw:end-glue-point="2" svg:d="M15855 13598l-1049-363" svg:viewBox="0 0 1050 364">
          <text:p/>
        </draw:connector>
        <draw:custom-shape draw:style-name="gr16" draw:text-style-name="P3" xml:id="id28" draw:id="id28" draw:layer="layout" svg:width="2.018cm" svg:height="1.925cm" svg:x="12.54cm" svg:y="8.77cm">
          <text:p text:style-name="P1">Monitor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7" draw:text-style-name="P3" draw:layer="layout" draw:type="line" svg:x1="13.549cm" svg:y1="8.77cm" svg:x2="11.926cm" svg:y2="6.985cm" draw:start-shape="id28" draw:start-glue-point="4" draw:end-shape="id10" draw:end-glue-point="2" svg:d="M13549 8770l-1623-1785" svg:viewBox="0 0 1624 1786">
          <text:p text:style-name="P1">0..1</text:p>
        </draw:connector>
        <draw:connector draw:style-name="gr17" draw:text-style-name="P3" draw:layer="layout" draw:type="line" svg:x1="13.549cm" svg:y1="10.695cm" svg:x2="13.04cm" svg:y2="12.513cm" draw:start-shape="id28" draw:start-glue-point="6" draw:end-shape="id26" svg:d="M13549 10695l-509 1818" svg:viewBox="0 0 510 1819">
          <text:p text:style-name="P1">1..1</text:p>
        </draw:connector>
        <draw:custom-shape draw:style-name="gr1" draw:text-style-name="P2" xml:id="id35" draw:id="id35" draw:layer="layout" svg:width="3.533cm" svg:height="1.444cm" svg:x="3.925cm" svg:y="1.731cm">
          <text:p text:style-name="P1">Spo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0" draw:id="id30" draw:layer="layout" svg:width="3.533cm" svg:height="1.444cm" svg:x="1.8cm" svg:y="11.43cm">
          <text:p text:style-name="P1">Ro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31" draw:id="id31" draw:layer="layout" svg:width="2.02cm" svg:height="0.963cm" svg:x="3.405cm" svg:y="13.642cm">
          <text:p text:style-name="P1">I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29" draw:id="id29" draw:layer="layout" svg:width="2.02cm" svg:height="0.963cm" svg:x="1.385cm" svg:y="13.642cm">
          <text:p text:style-name="P1">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xml:id="id32" draw:id="id32" draw:layer="layout" svg:width="2.018cm" svg:height="1.925cm" svg:x="4.967cm" svg:y="8.235cm">
          <text:p text:style-name="P1">Ha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5" draw:text-style-name="P3" draw:layer="layout" draw:type="line" svg:x1="2.395cm" svg:y1="13.642cm" svg:x2="3.566cm" svg:y2="12.874cm" draw:start-shape="id29" draw:start-glue-point="4" draw:end-shape="id30" draw:end-glue-point="2" svg:d="M2395 13642l1171-768" svg:viewBox="0 0 1172 769">
          <text:p/>
        </draw:connector>
        <draw:connector draw:style-name="gr15" draw:text-style-name="P3" draw:layer="layout" draw:type="line" svg:x1="4.415cm" svg:y1="13.642cm" svg:x2="3.566cm" svg:y2="12.874cm" draw:start-shape="id31" draw:start-glue-point="4" draw:end-shape="id30" draw:end-glue-point="2" svg:d="M4415 13642l-849-768" svg:viewBox="0 0 850 769">
          <text:p/>
        </draw:connector>
        <draw:connector draw:style-name="gr17" draw:text-style-name="P3" draw:layer="layout" draw:type="line" svg:x1="5.976cm" svg:y1="8.235cm" svg:x2="10.16cm" svg:y2="6.263cm" draw:start-shape="id32" draw:start-glue-point="4" draw:end-shape="id10" draw:end-glue-point="3" svg:d="M5976 8235l4184-1972" svg:viewBox="0 0 4185 1973">
          <text:p text:style-name="P1">0..N</text:p>
        </draw:connector>
        <draw:connector draw:style-name="gr17" draw:text-style-name="P3" draw:layer="layout" draw:type="line" svg:x1="5.976cm" svg:y1="10.16cm" svg:x2="3.566cm" svg:y2="11.43cm" draw:start-shape="id32" draw:start-glue-point="6" draw:end-shape="id30" draw:end-glue-point="0" svg:d="M5976 10160l-2410 1270" svg:viewBox="0 0 2411 1271">
          <text:p text:style-name="P1">1..N<text:tab/></text:p>
        </draw:connector>
        <draw:custom-shape draw:style-name="gr16" draw:text-style-name="P3" xml:id="id36" draw:id="id36" draw:layer="layout" svg:width="2.018cm" svg:height="1.925cm" svg:x="4.66cm" svg:y="3.81cm">
          <text:p text:style-name="P1">Gran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4" draw:text-style-name="P2" xml:id="id33" draw:id="id33" draw:layer="layout" svg:width="2.02cm" svg:height="0.963cm" svg:x="1.275cm" svg:y="8.255cm"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34" draw:id="id34" draw:layer="layout" svg:width="2.02cm" svg:height="0.963cm" svg:x="1.27cm" svg:y="9.218cm">
          <text:p text:style-name="P1">En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5" draw:text-style-name="P3" draw:layer="layout" draw:type="line" svg:x1="3.295cm" svg:y1="8.737cm" svg:x2="4.967cm" svg:y2="9.198cm" draw:start-shape="id33" draw:start-glue-point="10" svg:d="M3295 8737l1672 461" svg:viewBox="0 0 1673 462">
          <text:p/>
        </draw:connector>
        <draw:connector draw:style-name="gr15" draw:text-style-name="P3" draw:layer="layout" draw:type="line" svg:x1="3.29cm" svg:y1="9.7cm" svg:x2="4.967cm" svg:y2="9.198cm" draw:start-shape="id34" draw:start-glue-point="10" svg:d="M3290 9700l1677-502" svg:viewBox="0 0 1678 503">
          <text:p/>
        </draw:connector>
        <draw:connector draw:style-name="gr17" draw:text-style-name="P3" draw:layer="layout" draw:type="line" svg:x1="5.691cm" svg:y1="3.175cm" svg:x2="5.669cm" svg:y2="3.81cm" draw:start-shape="id35" draw:start-glue-point="2" draw:end-shape="id36" draw:end-glue-point="4" svg:d="M5691 3175l-22 635" svg:viewBox="0 0 23 636">
          <text:p text:style-name="P1">0..N</text:p>
        </draw:connector>
        <draw:connector draw:style-name="gr15" draw:text-style-name="P3" draw:layer="layout" draw:type="line" svg:x1="6.678cm" svg:y1="4.773cm" svg:x2="10.16cm" svg:y2="6.263cm" draw:start-shape="id36" draw:start-glue-point="7" draw:end-shape="id10" draw:end-glue-point="3" svg:d="M6678 4773l3482 1490" svg:viewBox="0 0 3483 1491">
          <text:p/>
        </draw:connector>
        <draw:custom-shape draw:style-name="gr14" draw:text-style-name="P2" xml:id="id39" draw:id="id39" draw:layer="layout" svg:width="2.02cm" svg:height="0.963cm" svg:x="3.405cm" svg:y="0cm">
          <text:p text:style-name="P1">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40" draw:id="id40" draw:layer="layout" svg:width="2.02cm" svg:height="0.963cm" svg:x="1.385cm" svg:y="0cm">
          <text:p text:style-name="P1">I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38" draw:id="id38" draw:layer="layout" svg:width="2.02cm" svg:height="0.963cm" svg:x="5.425cm" svg:y="0cm">
          <text:p text:style-name="P1">Addres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37" draw:id="id37" draw:layer="layout" svg:width="2.02cm" svg:height="0.963cm" svg:x="7.445cm" svg:y="0cm">
          <text:p text:style-name="P1">Industr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5" draw:text-style-name="P3" draw:layer="layout" draw:type="line" svg:x1="8.455cm" svg:y1="0.963cm" svg:x2="5.691cm" svg:y2="1.731cm" draw:start-shape="id37" draw:start-glue-point="8" draw:end-shape="id35" draw:end-glue-point="0" svg:d="M8455 963l-2764 768" svg:viewBox="0 0 2765 769">
          <text:p/>
        </draw:connector>
        <draw:connector draw:style-name="gr15" draw:text-style-name="P3" draw:layer="layout" draw:type="line" svg:x1="6.435cm" svg:y1="0.963cm" svg:x2="5.691cm" svg:y2="1.731cm" draw:start-shape="id38" draw:start-glue-point="8" draw:end-shape="id35" draw:end-glue-point="0" svg:d="M6435 963l-744 768" svg:viewBox="0 0 745 769">
          <text:p/>
        </draw:connector>
        <draw:connector draw:style-name="gr15" draw:text-style-name="P3" draw:layer="layout" draw:type="line" svg:x1="4.415cm" svg:y1="0.963cm" svg:x2="5.691cm" svg:y2="1.731cm" draw:start-shape="id39" draw:start-glue-point="8" draw:end-shape="id35" draw:end-glue-point="0" svg:d="M4415 963l1276 768" svg:viewBox="0 0 1277 769">
          <text:p/>
        </draw:connector>
        <draw:connector draw:style-name="gr15" draw:text-style-name="P3" draw:layer="layout" draw:type="line" svg:x1="2.395cm" svg:y1="0.963cm" svg:x2="5.691cm" svg:y2="1.731cm" draw:start-shape="id40" draw:start-glue-point="8" draw:end-shape="id35" draw:end-glue-point="0" svg:d="M2395 963l3296 768" svg:viewBox="0 0 3297 769">
          <text:p/>
        </draw:connector>
        <draw:custom-shape draw:style-name="gr14" draw:text-style-name="P2" xml:id="id45" draw:id="id45" draw:layer="layout" svg:width="2.02cm" svg:height="0.963cm" svg:x="1.155cm" svg:y="2.54cm"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43" draw:id="id43" draw:layer="layout" svg:width="2.02cm" svg:height="0.963cm" svg:x="1.17cm" svg:y="4.466cm">
          <text:p text:style-name="P1">Paybac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44" draw:id="id44" draw:layer="layout" svg:width="2.02cm" svg:height="0.963cm" svg:x="1.155cm" svg:y="3.503cm">
          <text:p text:style-name="P1">Amou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42" draw:id="id42" draw:layer="layout" svg:width="2.02cm" svg:height="0.963cm" svg:x="1.155cm" svg:y="5.429cm">
          <text:p text:style-name="P1">D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41" draw:id="id41" draw:layer="layout" svg:width="2.02cm" svg:height="0.963cm" svg:x="3.06cm" svg:y="5.735cm">
          <text:p text:style-name="P1">Gra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5" draw:text-style-name="P3" draw:layer="layout" draw:type="line" svg:x1="4.66cm" svg:y1="4.773cm" svg:x2="4.07cm" svg:y2="5.735cm" draw:start-shape="id36" draw:start-glue-point="5" draw:end-shape="id41" draw:end-glue-point="4" svg:d="M4660 4773l-590 962" svg:viewBox="0 0 591 963">
          <text:p/>
        </draw:connector>
        <draw:connector draw:style-name="gr15" draw:text-style-name="P3" draw:layer="layout" draw:type="line" svg:x1="3.175cm" svg:y1="5.911cm" svg:x2="4.66cm" svg:y2="4.773cm" draw:start-shape="id42" draw:start-glue-point="10" draw:end-shape="id36" draw:end-glue-point="5" svg:d="M3175 5911l1485-1138" svg:viewBox="0 0 1486 1139">
          <text:p/>
        </draw:connector>
        <draw:connector draw:style-name="gr15" draw:text-style-name="P3" draw:layer="layout" draw:type="line" svg:x1="3.19cm" svg:y1="4.948cm" svg:x2="4.66cm" svg:y2="4.773cm" draw:start-shape="id43" draw:start-glue-point="10" draw:end-shape="id36" draw:end-glue-point="5" svg:d="M3190 4948l1470-175" svg:viewBox="0 0 1471 176">
          <text:p/>
        </draw:connector>
        <draw:connector draw:style-name="gr15" draw:text-style-name="P3" draw:layer="layout" draw:type="line" svg:x1="3.175cm" svg:y1="3.985cm" svg:x2="4.66cm" svg:y2="4.773cm" draw:start-shape="id44" draw:start-glue-point="10" draw:end-shape="id36" draw:end-glue-point="5" svg:d="M3175 3985l1485 788" svg:viewBox="0 0 1486 789">
          <text:p/>
        </draw:connector>
        <draw:connector draw:style-name="gr15" draw:text-style-name="P3" draw:layer="layout" draw:type="line" svg:x1="3.175cm" svg:y1="3.022cm" svg:x2="4.66cm" svg:y2="4.773cm" draw:start-shape="id45" draw:start-glue-point="10" draw:end-shape="id36" draw:end-glue-point="5" svg:d="M3175 3022l1485 1751" svg:viewBox="0 0 1486 1752">
          <text:p/>
        </draw:connector>
        <draw:connector draw:style-name="gr15" draw:text-style-name="P3" draw:layer="layout" draw:type="line" svg:x1="11.926cm" svg:y1="5.542cm" svg:x2="16.71cm" svg:y2="4.191cm" draw:start-shape="id10" draw:start-glue-point="0" draw:end-shape="id8" draw:end-glue-point="6" svg:d="M11926 5542l4784-1351" svg:viewBox="0 0 4785 1352">
          <text:p/>
        </draw:connector>
        <draw:connector draw:style-name="gr15" draw:text-style-name="P3" draw:layer="layout" draw:type="line" svg:x1="17.215cm" svg:y1="3.71cm" svg:x2="17.183cm" svg:y2="3.249cm" draw:start-shape="id8" draw:start-glue-point="4" draw:end-shape="id2" draw:end-glue-point="2" svg:d="M17215 3710l-32-461" svg:viewBox="0 0 33 462">
          <text:p/>
        </draw:connector>
        <draw:connector draw:style-name="gr15" draw:text-style-name="P3" draw:layer="layout" draw:type="line" svg:x1="15.501cm" svg:y1="7.62cm" svg:x2="15.867cm" svg:y2="7.24cm" draw:start-shape="id46" draw:start-glue-point="4" draw:end-shape="id16" draw:end-glue-point="6" svg:d="M15501 7620l366-380" svg:viewBox="0 0 367 381">
          <text:p/>
        </draw:connector>
        <draw:circle draw:style-name="gr18" draw:text-style-name="P3" draw:layer="layout" svg:width="0.635cm" svg:height="0.635cm" draw:transform="rotate (-1.0471975511966) translate (15.17cm 4.261cm)" draw:kind="arc" draw:start-angle="199.21" draw:end-angle="342.17">
          <text:p/>
        </draw:circle>
        <draw:circle draw:style-name="gr18" draw:text-style-name="P3" draw:layer="layout" svg:width="0.635cm" svg:height="0.635cm" draw:transform="rotate (0.785398163397448) translate (17.997cm 4.588cm)" draw:kind="arc" draw:start-angle="199.21" draw:end-angle="342.17">
          <text:p/>
        </draw:circl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7T11:06:22.644891679</meta:creation-date>
    <dc:date>2021-10-07T13:48:03.682043714</dc:date>
    <meta:editing-duration>PT11S</meta:editing-duration>
    <meta:editing-cycles>1</meta:editing-cycles>
    <meta:document-statistic meta:object-count="117"/>
    <meta:generator>LibreOffice/7.1.5.2$Linux_X86_64 LibreOffice_project/10$Build-2</meta:generator>
  </office:meta>
</office:document-meta>
</file>